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bdings" svg:font-family="Webdings" style:font-pitch="variable" style:font-charset="x-symbol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Comic Sans MS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P8" style:family="paragraph" style:parent-style-name="Header">
      <style:text-properties style:font-name="Comic Sans MS"/>
    </style:style>
    <style:style style:name="P9" style:family="paragraph" style:parent-style-name="Heading_20_1">
      <style:text-properties style:font-name="Comic Sans MS"/>
    </style:style>
    <style:style style:name="P10" style:family="paragraph" style:parent-style-name="Standard" style:master-page-name="First_20_Page">
      <style:paragraph-properties style:page-number="auto"/>
      <style:text-properties style:font-name="Comic Sans MS"/>
    </style:style>
    <style:style style:name="P11" style:family="paragraph" style:parent-style-name="Standard">
      <style:text-properties style:font-name="Comic Sans MS" officeooo:rsid="0081e074" officeooo:paragraph-rsid="0081e074"/>
    </style:style>
    <style:style style:name="T1" style:family="text">
      <style:text-properties officeooo:rsid="005ffed0"/>
    </style:style>
    <style:style style:name="T2" style:family="text">
      <style:text-properties style:font-name="Calibri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Поздравление с Рождеством</text:p>
      <text:p text:style-name="P11"/>
      <text:h text:style-name="P9" text:outline-level="1">КОЛЯДКА</text:h>
      <text:p text:style-name="P6"/>
      <text:p text:style-name="P6"/>
      <text:p text:style-name="P6">Коляда, коляда — в дом идёт звезда!</text:p>
      <text:p text:style-name="P6">Рождество Христово — светлые дела!</text:p>
      <text:p text:style-name="P6">Пусть в семье покой, достаток и тепло,</text:p>
      <text:p text:style-name="P6">А в душе — веселье и святое добро</text:p>
      <text:p text:style-name="P6"/>
      <text:p text:style-name="P6"><draw:frame text:anchor-type="paragraph" draw:z-index="0" draw:name="Медиаобъект 1" draw:style-name="gr1" svg:width="11.508cm" svg:height="7.672cm" svg:x="2.544cm" svg:y="0.37cm"><draw:plugin xlink:href="../../../../Загрузки/019b16d7-ead1-727c-8d2c-9d61d293e6a1.mp4" xlink:type="simple" xlink:show="embed" xlink:actuate="onLoad" draw:mime-type="video/mp4"><draw:param draw:name="Loop" draw:value="false"/><draw:param draw:name="Mute" draw:value="false"/><draw:param draw:name="VolumeDB" draw:value="0"/></draw:plugin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 style:font-adornments="Обычный" style:font-family-generic="roman" style:font-pitch="variable"/>
    <style:font-face style:name="Calibri Light" svg:font-family="'Calibri Light'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Обычный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adornments="Обычный" style:font-family-generic="roman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bdings" svg:font-family="Web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1" fo:font-family="'Noto Sans Devanagari'" style:font-style-name="Обычный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Заглавие_20_А4" style:display-name="Заглавие А4" style:family="paragraph" style:parent-style-name="A4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 Light" style:font-family-complex="'Calibri Light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 Light" style:font-family-complex="'Calibri Light'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 Light" style:font-family-complex="'Calibri Light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0:56:00.977766889</meta:creation-date>
    <dc:title>Default</dc:title>
    <meta:editing-cycles>5</meta:editing-cycles>
    <meta:editing-duration>PT52M11S</meta:editing-duration>
    <meta:generator>LibreOffice/7.6.7.2$Linux_X86_64 LibreOffice_project/60$Build-2</meta:generator>
    <dc:date>2025-12-13T11:48:12.236077795</dc:date>
    <meta:document-statistic meta:table-count="1" meta:image-count="0" meta:object-count="0" meta:page-count="1" meta:paragraph-count="16" meta:word-count="51" meta:character-count="258" meta:non-whitespace-character-count="220"/>
  </office:meta>
</office:document-meta>
</file>